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Utils.filter( String line , 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Utils.safeClose( Out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Utils.execute( String name , Map &lt; String , String &gt;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criptUtils.copyFilteredResource( String resource , File outFile , Map &lt; String , String &gt;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riptUtils.executeProcess( java . lang . ProcessBuilder 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Utils.safeClose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Utils.isWind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